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ersistenceUnitManagerTests.testDefaultDo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PersistenceUnitManagerTests.buildDefaultPersistenceUni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ersistenceUnitManagerTests.defaultDomainWithSc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PersistenceUnitManagerTests.defaultDomainWith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